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e3a7" officeooo:paragraph-rsid="000ee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Div28cyber</text:p>
      <text:p text:style-name="P1"/>
      <text:p text:style-name="Title">Hitch Hiker's Guide to Div 28 Cyber</text:p>
      <text:p text:style-name="P1"/>
      <text:h text:style-name="Heading_20_1" text:outline-level="1">Introduction</text:h>
      <text:p text:style-name="P1">It's 28 05 11. <text:s/>That's all there is, one line. <text:s/>“Cyber Security Requirements for Electronci Safety and Security”.</text:p>
      <text:p text:style-name="P1">If you follow “Section Format”, the outline would be something like this:</text:p>
      <text:p text:style-name="P1"/>
      <text:p text:style-name="P1">PART 1 – GENERAL</text:p>
      <text:p text:style-name="P1">SUMMARY</text:p>
      <text:p text:style-name="P1">Section Includes</text:p>
      <text:p text:style-name="P1">Products Furnished [or] Supplied But Not Installed Under This Section</text:p>
      <text:p text:style-name="P1">Related Requirements</text:p>
      <text:p text:style-name="P1">PRICE AND PAYMENT PROCEDURES</text:p>
      <text:p text:style-name="P1">…</text:p>
      <text:p text:style-name="P1">etc. <text:s/>see 28-05-11_skeleton.odt for what I'm currently using.</text:p>
      <text:p text:style-name="P1"/>
      <text:h text:style-name="Heading_20_2" text:outline-level="2">references</text:h>
      <text:p text:style-name="P1">[1] masterformat numbers list</text:p>
      <text:p text:style-name="P1">[2] sectionformat-pageforma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07:50:10.407362733</dc:date>
    <meta:editing-duration>PT8M12S</meta:editing-duration>
    <meta:editing-cycles>1</meta:editing-cycles>
    <meta:document-statistic meta:table-count="0" meta:image-count="0" meta:object-count="0" meta:page-count="1" meta:paragraph-count="16" meta:word-count="77" meta:character-count="528" meta:non-whitespace-character-count="463"/>
    <meta:generator>LibreOffice/4.3.3.2$Linux_X86_64 LibreOffice_project/430m0$Build-2</meta:generator>
  </office:meta>
</office:document-meta>
</file>